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officeooo:rsid="003d6a29" officeooo:paragraph-rsid="003d6a29" fo:background-color="#ffff00"/>
    </style:style>
    <style:style style:name="P3" style:family="paragraph" style:parent-style-name="Text_20_body">
      <style:text-properties officeooo:rsid="00412968" officeooo:paragraph-rsid="0042038d"/>
    </style:style>
    <style:style style:name="P4" style:family="paragraph" style:parent-style-name="Text_20_body">
      <style:text-properties officeooo:rsid="0042038d" officeooo:paragraph-rsid="004ddc63"/>
    </style:style>
    <style:style style:name="P5" style:family="paragraph" style:parent-style-name="Text_20_body">
      <style:text-properties officeooo:rsid="0042e3cd" officeooo:paragraph-rsid="0042e3cd"/>
    </style:style>
    <style:style style:name="P6" style:family="paragraph" style:parent-style-name="Text_20_body">
      <style:text-properties officeooo:rsid="00456f6e" officeooo:paragraph-rsid="00456f6e"/>
    </style:style>
    <style:style style:name="P7" style:family="paragraph" style:parent-style-name="Text_20_body">
      <style:text-properties officeooo:rsid="0045ccf6" officeooo:paragraph-rsid="0045ccf6"/>
    </style:style>
    <style:style style:name="P8" style:family="paragraph" style:parent-style-name="Text_20_body">
      <style:text-properties officeooo:rsid="00498098" officeooo:paragraph-rsid="005025d4"/>
    </style:style>
    <style:style style:name="P9" style:family="paragraph" style:parent-style-name="Text_20_body">
      <style:text-properties officeooo:rsid="005025d4" officeooo:paragraph-rsid="005025d4"/>
    </style:style>
    <style:style style:name="P10" style:family="paragraph" style:parent-style-name="Text_20_body">
      <style:text-properties officeooo:rsid="005025d4" officeooo:paragraph-rsid="00519444"/>
    </style:style>
    <style:style style:name="P11" style:family="paragraph" style:parent-style-name="Text_20_body">
      <style:text-properties officeooo:rsid="00256d74"/>
    </style:style>
    <style:style style:name="P12" style:family="paragraph" style:parent-style-name="Text_20_body">
      <style:text-properties officeooo:rsid="0027986d"/>
    </style:style>
    <style:style style:name="P13" style:family="paragraph" style:parent-style-name="Text_20_body">
      <style:text-properties officeooo:rsid="003e9f72"/>
    </style:style>
    <style:style style:name="P14" style:family="paragraph" style:parent-style-name="Text_20_body">
      <style:text-properties officeooo:rsid="004b12b7" officeooo:paragraph-rsid="004b12b7"/>
    </style:style>
    <style:style style:name="P15" style:family="paragraph" style:parent-style-name="Text_20_body">
      <style:text-properties officeooo:rsid="007af7fa"/>
    </style:style>
    <style:style style:name="P16" style:family="paragraph" style:parent-style-name="Text_20_body">
      <style:text-properties officeooo:rsid="00976cb5"/>
    </style:style>
    <style:style style:name="P17" style:family="paragraph" style:parent-style-name="Text_20_body">
      <style:text-properties officeooo:rsid="0049cd3e" officeooo:paragraph-rsid="00555077"/>
    </style:style>
    <style:style style:name="P18" style:family="paragraph" style:parent-style-name="Text_20_body">
      <style:text-properties officeooo:rsid="0054a05c" officeooo:paragraph-rsid="0054a05c"/>
    </style:style>
    <style:style style:name="P19" style:family="paragraph" style:parent-style-name="Text_20_body">
      <style:text-properties officeooo:rsid="00555077" officeooo:paragraph-rsid="00555077"/>
    </style:style>
    <style:style style:name="P20" style:family="paragraph" style:parent-style-name="Text_20_body">
      <style:text-properties officeooo:rsid="0055f4a3" officeooo:paragraph-rsid="0055f4a3"/>
    </style:style>
    <style:style style:name="P21" style:family="paragraph" style:parent-style-name="Text_20_body">
      <style:text-properties officeooo:rsid="005765e4" officeooo:paragraph-rsid="005765e4"/>
    </style:style>
    <style:style style:name="P22" style:family="paragraph" style:parent-style-name="Text_20_body">
      <style:text-properties officeooo:rsid="005832d7" officeooo:paragraph-rsid="005832d7"/>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Standard">
      <style:text-properties officeooo:paragraph-rsid="005db48e"/>
    </style:style>
    <style:style style:name="P27" style:family="paragraph" style:parent-style-name="Standard">
      <style:text-properties officeooo:paragraph-rsid="005df02c"/>
    </style:style>
    <style:style style:name="P28" style:family="paragraph" style:parent-style-name="Text_20_body">
      <style:text-properties officeooo:rsid="00531b63" officeooo:paragraph-rsid="00531b63"/>
    </style:style>
    <style:style style:name="P29" style:family="paragraph" style:parent-style-name="Text_20_body">
      <style:text-properties officeooo:rsid="0055f4a3" officeooo:paragraph-rsid="0055f4a3"/>
    </style:style>
    <style:style style:name="P30" style:family="paragraph" style:parent-style-name="Heading">
      <style:text-properties officeooo:rsid="0055f4a3"/>
    </style:style>
    <style:style style:name="P31" style:family="paragraph" style:parent-style-name="Heading_20_2">
      <style:text-properties officeooo:rsid="001bd7bc"/>
    </style:style>
    <style:style style:name="T1" style:family="text">
      <style:text-properties officeooo:rsid="00321ca2"/>
    </style:style>
    <style:style style:name="T2" style:family="text">
      <style:text-properties officeooo:rsid="0033919e"/>
    </style:style>
    <style:style style:name="T3" style:family="text">
      <style:text-properties officeooo:rsid="003662d0"/>
    </style:style>
    <style:style style:name="T4" style:family="text">
      <style:text-properties fo:background-color="transparent" loext:char-shading-value="0"/>
    </style:style>
    <style:style style:name="T5" style:family="text">
      <style:text-properties officeooo:rsid="00321ca2" fo:background-color="transparent" loext:char-shading-value="0"/>
    </style:style>
    <style:style style:name="T6" style:family="text">
      <style:text-properties officeooo:rsid="005bdff1" fo:background-color="transparent" loext:char-shading-value="0"/>
    </style:style>
    <style:style style:name="T7" style:family="text">
      <style:text-properties officeooo:rsid="005d555b" fo:background-color="transparent" loext:char-shading-value="0"/>
    </style:style>
    <style:style style:name="T8" style:family="text">
      <style:text-properties officeooo:rsid="0047885a" fo:background-color="transparent" loext:char-shading-value="0"/>
    </style:style>
    <style:style style:name="T9" style:family="text">
      <style:text-properties officeooo:rsid="004e86c0" fo:background-color="transparent" loext:char-shading-value="0"/>
    </style:style>
    <style:style style:name="T10" style:family="text">
      <style:text-properties officeooo:rsid="004c78c5" fo:background-color="transparent" loext:char-shading-value="0"/>
    </style:style>
    <style:style style:name="T11" style:family="text">
      <style:text-properties officeooo:rsid="00572bc8" fo:background-color="transparent" loext:char-shading-value="0"/>
    </style:style>
    <style:style style:name="T12" style:family="text">
      <style:text-properties officeooo:rsid="0058c920" fo:background-color="transparent" loext:char-shading-value="0"/>
    </style:style>
    <style:style style:name="T13" style:family="text">
      <style:text-properties officeooo:rsid="0063231f" fo:background-color="transparent" loext:char-shading-value="0"/>
    </style:style>
    <style:style style:name="T14" style:family="text">
      <style:text-properties officeooo:rsid="0067cbb1" fo:background-color="transparent" loext:char-shading-value="0"/>
    </style:style>
    <style:style style:name="T15" style:family="text">
      <style:text-properties officeooo:rsid="0069142e" fo:background-color="transparent" loext:char-shading-value="0"/>
    </style:style>
    <style:style style:name="T16" style:family="text">
      <style:text-properties officeooo:rsid="0013818d" fo:background-color="transparent" loext:char-shading-value="0"/>
    </style:style>
    <style:style style:name="T17" style:family="text">
      <style:text-properties officeooo:rsid="003e9f72" fo:background-color="transparent" loext:char-shading-value="0"/>
    </style:style>
    <style:style style:name="T18" style:family="text">
      <style:text-properties officeooo:rsid="00830ceb" fo:background-color="transparent" loext:char-shading-value="0"/>
    </style:style>
    <style:style style:name="T19" style:family="text">
      <style:text-properties officeooo:rsid="007af7fa" fo:background-color="transparent" loext:char-shading-value="0"/>
    </style:style>
    <style:style style:name="T20" style:family="text">
      <style:text-properties officeooo:rsid="007ca55c" fo:background-color="transparent" loext:char-shading-value="0"/>
    </style:style>
    <style:style style:name="T21" style:family="text">
      <style:text-properties officeooo:rsid="001d3e01" fo:background-color="transparent" loext:char-shading-value="0"/>
    </style:style>
    <style:style style:name="T22" style:family="text">
      <style:text-properties officeooo:rsid="001a279e" fo:background-color="transparent" loext:char-shading-value="0"/>
    </style:style>
    <style:style style:name="T23" style:family="text">
      <style:text-properties officeooo:rsid="0027dfef" fo:background-color="transparent" loext:char-shading-value="0"/>
    </style:style>
    <style:style style:name="T24" style:family="text">
      <style:text-properties officeooo:rsid="003508fd" fo:background-color="transparent" loext:char-shading-value="0"/>
    </style:style>
    <style:style style:name="T25" style:family="text">
      <style:text-properties officeooo:rsid="00284ef4" fo:background-color="transparent" loext:char-shading-value="0"/>
    </style:style>
    <style:style style:name="T26" style:family="text">
      <style:text-properties officeooo:rsid="0022ada6" fo:background-color="transparent" loext:char-shading-value="0"/>
    </style:style>
    <style:style style:name="T27" style:family="text">
      <style:text-properties officeooo:rsid="002987d1" fo:background-color="transparent" loext:char-shading-value="0"/>
    </style:style>
    <style:style style:name="T28" style:family="text">
      <style:text-properties officeooo:rsid="00283a91" fo:background-color="transparent" loext:char-shading-value="0"/>
    </style:style>
    <style:style style:name="T29" style:family="text">
      <style:text-properties officeooo:rsid="002c65f4" fo:background-color="transparent" loext:char-shading-value="0"/>
    </style:style>
    <style:style style:name="T30" style:family="text">
      <style:text-properties officeooo:rsid="002de71e" fo:background-color="transparent" loext:char-shading-value="0"/>
    </style:style>
    <style:style style:name="T31" style:family="text">
      <style:text-properties officeooo:rsid="005815a1" fo:background-color="transparent" loext:char-shading-value="0"/>
    </style:style>
    <style:style style:name="T32" style:family="text">
      <style:text-properties officeooo:rsid="003ba5d6" fo:background-color="transparent" loext:char-shading-value="0"/>
    </style:style>
    <style:style style:name="T33" style:family="text">
      <style:text-properties officeooo:rsid="005e9ece"/>
    </style:style>
    <style:style style:name="T34" style:family="text">
      <style:text-properties officeooo:rsid="00386e2b"/>
    </style:style>
    <style:style style:name="T35" style:family="text">
      <style:text-properties officeooo:rsid="00618224"/>
    </style:style>
    <style:style style:name="T36" style:family="text">
      <style:text-properties officeooo:rsid="00375d9d"/>
    </style:style>
    <style:style style:name="T37" style:family="text">
      <style:text-properties officeooo:rsid="005d555b"/>
    </style:style>
    <style:style style:name="T38" style:family="text">
      <style:text-properties officeooo:rsid="00572bc8"/>
    </style:style>
    <style:style style:name="T39" style:family="text">
      <style:text-properties officeooo:rsid="003c0601"/>
    </style:style>
    <style:style style:name="T40" style:family="text">
      <style:text-properties officeooo:rsid="0046f8fb"/>
    </style:style>
    <style:style style:name="T41" style:family="text">
      <style:text-properties officeooo:rsid="0041ae77"/>
    </style:style>
    <style:style style:name="T42" style:family="text">
      <style:text-properties officeooo:rsid="0013f7bf"/>
    </style:style>
    <style:style style:name="T43" style:family="text">
      <style:text-properties officeooo:rsid="0010ba9a"/>
    </style:style>
    <style:style style:name="T44" style:family="text">
      <style:text-properties officeooo:rsid="00438643"/>
    </style:style>
    <style:style style:name="T45" style:family="text">
      <style:text-properties officeooo:rsid="0011e19b"/>
    </style:style>
    <style:style style:name="T46" style:family="text">
      <style:text-properties officeooo:rsid="00140250"/>
    </style:style>
    <style:style style:name="T47" style:family="text">
      <style:text-properties officeooo:rsid="005ebe93"/>
    </style:style>
    <style:style style:name="T48" style:family="text">
      <style:text-properties officeooo:rsid="0043cedf"/>
    </style:style>
    <style:style style:name="T49" style:family="text">
      <style:text-properties officeooo:rsid="004584c2"/>
    </style:style>
    <style:style style:name="T50" style:family="text">
      <style:text-properties officeooo:rsid="00153910"/>
    </style:style>
    <style:style style:name="T51" style:family="text">
      <style:text-properties officeooo:rsid="0047885a"/>
    </style:style>
    <style:style style:name="T52" style:family="text">
      <style:text-properties officeooo:rsid="0067cbb1"/>
    </style:style>
    <style:style style:name="T53" style:family="text">
      <style:text-properties officeooo:rsid="004ca1c8"/>
    </style:style>
    <style:style style:name="T54" style:family="text">
      <style:text-properties officeooo:rsid="005bdf6e"/>
    </style:style>
    <style:style style:name="T55" style:family="text">
      <style:text-properties officeooo:rsid="000aeffa"/>
    </style:style>
    <style:style style:name="T56" style:family="text">
      <style:text-properties officeooo:rsid="000d7e13"/>
    </style:style>
    <style:style style:name="T57" style:family="text">
      <style:text-properties officeooo:rsid="00106384"/>
    </style:style>
    <style:style style:name="T58" style:family="text">
      <style:text-properties officeooo:rsid="0012c6dc"/>
    </style:style>
    <style:style style:name="T59" style:family="text">
      <style:text-properties officeooo:rsid="0052abfa"/>
    </style:style>
    <style:style style:name="T60" style:family="text">
      <style:text-properties officeooo:rsid="0063231f"/>
    </style:style>
    <style:style style:name="T61" style:family="text">
      <style:text-properties officeooo:rsid="00198859"/>
    </style:style>
    <style:style style:name="T62" style:family="text">
      <style:text-properties officeooo:rsid="007af7fa"/>
    </style:style>
    <style:style style:name="T63" style:family="text">
      <style:text-properties fo:background-color="#ffff00" loext:char-shading-value="0"/>
    </style:style>
    <style:style style:name="T64" style:family="text">
      <style:text-properties officeooo:rsid="007af7fa" fo:background-color="#ffff00" loext:char-shading-value="0"/>
    </style:style>
    <style:style style:name="T65" style:family="text">
      <style:text-properties officeooo:rsid="007ca55c" fo:background-color="#ffff00" loext:char-shading-value="0"/>
    </style:style>
    <style:style style:name="T66" style:family="text">
      <style:text-properties officeooo:rsid="007f1f4f" fo:background-color="#ffff00" loext:char-shading-value="0"/>
    </style:style>
    <style:style style:name="T67" style:family="text">
      <style:text-properties officeooo:rsid="0088c863" fo:background-color="#ffff00" loext:char-shading-value="0"/>
    </style:style>
    <style:style style:name="T68" style:family="text">
      <style:text-properties officeooo:rsid="0087631d" fo:background-color="#ffff00" loext:char-shading-value="0"/>
    </style:style>
    <style:style style:name="T69" style:family="text">
      <style:text-properties officeooo:rsid="0021101b" fo:background-color="#ffff00" loext:char-shading-value="0"/>
    </style:style>
    <style:style style:name="T70" style:family="text">
      <style:text-properties officeooo:rsid="0055017c" fo:background-color="#ffff00" loext:char-shading-value="0"/>
    </style:style>
    <style:style style:name="T71" style:family="text">
      <style:text-properties officeooo:rsid="0045ccf6" fo:background-color="#ffff00" loext:char-shading-value="0"/>
    </style:style>
    <style:style style:name="T72" style:family="text">
      <style:text-properties officeooo:rsid="007ca55c"/>
    </style:style>
    <style:style style:name="T73" style:family="text">
      <style:text-properties officeooo:rsid="007f066b"/>
    </style:style>
    <style:style style:name="T74" style:family="text">
      <style:text-properties officeooo:rsid="007f7c1c"/>
    </style:style>
    <style:style style:name="T75" style:family="text">
      <style:text-properties officeooo:rsid="007f1f4f"/>
    </style:style>
    <style:style style:name="T76" style:family="text">
      <style:text-properties officeooo:rsid="007e9570"/>
    </style:style>
    <style:style style:name="T77" style:family="text">
      <style:text-properties officeooo:rsid="008a1499"/>
    </style:style>
    <style:style style:name="T78" style:family="text">
      <style:text-properties officeooo:rsid="008b2ed4"/>
    </style:style>
    <style:style style:name="T79" style:family="text">
      <style:text-properties officeooo:rsid="008bbed6"/>
    </style:style>
    <style:style style:name="T80" style:family="text">
      <style:text-properties officeooo:rsid="0088c863"/>
    </style:style>
    <style:style style:name="T81" style:family="text">
      <style:text-properties officeooo:rsid="008e2b4d"/>
    </style:style>
    <style:style style:name="T82" style:family="text">
      <style:text-properties officeooo:rsid="009394b0"/>
    </style:style>
    <style:style style:name="T83" style:family="text">
      <style:text-properties officeooo:rsid="0090a224"/>
    </style:style>
    <style:style style:name="T84" style:family="text">
      <style:text-properties officeooo:rsid="009392fc"/>
    </style:style>
    <style:style style:name="T85" style:family="text">
      <style:text-properties officeooo:rsid="0087631d"/>
    </style:style>
    <style:style style:name="T86" style:family="text">
      <style:text-properties officeooo:rsid="001a2eaa"/>
    </style:style>
    <style:style style:name="T87" style:family="text">
      <style:text-properties officeooo:rsid="001c2c09"/>
    </style:style>
    <style:style style:name="T88" style:family="text">
      <style:text-properties officeooo:rsid="001d3e01"/>
    </style:style>
    <style:style style:name="T89" style:family="text">
      <style:text-properties officeooo:rsid="001f21c1"/>
    </style:style>
    <style:style style:name="T90" style:family="text">
      <style:text-properties officeooo:rsid="00201e3d"/>
    </style:style>
    <style:style style:name="T91" style:family="text">
      <style:text-properties officeooo:rsid="0021101b"/>
    </style:style>
    <style:style style:name="T92" style:family="text">
      <style:text-properties officeooo:rsid="00234c12"/>
    </style:style>
    <style:style style:name="T93" style:family="text">
      <style:text-properties officeooo:rsid="0053b033"/>
    </style:style>
    <style:style style:name="T94" style:family="text">
      <style:text-properties officeooo:rsid="006087b3"/>
    </style:style>
    <style:style style:name="T95" style:family="text">
      <style:text-properties officeooo:rsid="00a2bdf3"/>
    </style:style>
    <style:style style:name="T96" style:family="text">
      <style:text-properties officeooo:rsid="001a279e"/>
    </style:style>
    <style:style style:name="T97" style:family="text">
      <style:text-properties officeooo:rsid="003e9f72"/>
    </style:style>
    <style:style style:name="T98" style:family="text">
      <style:text-properties officeooo:rsid="00360738"/>
    </style:style>
    <style:style style:name="T99" style:family="text">
      <style:text-properties officeooo:rsid="00368064"/>
    </style:style>
    <style:style style:name="T100" style:family="text">
      <style:text-properties officeooo:rsid="002545a3"/>
    </style:style>
    <style:style style:name="T101" style:family="text">
      <style:text-properties officeooo:rsid="00256d74"/>
    </style:style>
    <style:style style:name="T102" style:family="text">
      <style:text-properties officeooo:rsid="0027986d"/>
    </style:style>
    <style:style style:name="T103" style:family="text">
      <style:text-properties officeooo:rsid="0027dfef"/>
    </style:style>
    <style:style style:name="T104" style:family="text">
      <style:text-properties officeooo:rsid="00297011"/>
    </style:style>
    <style:style style:name="T105" style:family="text">
      <style:text-properties officeooo:rsid="002b0c7b"/>
    </style:style>
    <style:style style:name="T106" style:family="text">
      <style:text-properties officeooo:rsid="002c65f4"/>
    </style:style>
    <style:style style:name="T107" style:family="text">
      <style:text-properties officeooo:rsid="0053b831"/>
    </style:style>
    <style:style style:name="T108" style:family="text">
      <style:text-properties officeooo:rsid="00549be7"/>
    </style:style>
    <style:style style:name="T109" style:family="text">
      <style:text-properties officeooo:rsid="0055017c"/>
    </style:style>
    <style:style style:name="T110" style:family="text">
      <style:text-properties officeooo:rsid="004becf9"/>
    </style:style>
    <style:style style:name="T111" style:family="text">
      <style:text-properties officeooo:rsid="003c30ec"/>
    </style:style>
    <style:style style:name="T112" style:family="text">
      <style:text-properties officeooo:rsid="002705bc"/>
    </style:style>
    <style:style style:name="T113" style:family="text">
      <style:text-properties officeooo:rsid="002de71e"/>
    </style:style>
    <style:style style:name="T114" style:family="text">
      <style:text-properties officeooo:rsid="002fdebe"/>
    </style:style>
    <style:style style:name="T115" style:family="text">
      <style:text-properties officeooo:rsid="0030aa68"/>
    </style:style>
    <style:style style:name="T116" style:family="text">
      <style:text-properties officeooo:rsid="00351d1a"/>
    </style:style>
    <style:style style:name="T117" style:family="text">
      <style:text-properties officeooo:rsid="003608d5"/>
    </style:style>
    <style:style style:name="T118" style:family="text">
      <style:text-properties officeooo:rsid="0038f898"/>
    </style:style>
    <style:style style:name="T119" style:family="text">
      <style:text-properties officeooo:rsid="003b0408"/>
    </style:style>
    <style:style style:name="T120" style:family="text">
      <style:text-properties officeooo:rsid="003ba5d6"/>
    </style:style>
    <style:style style:name="T121" style:family="text">
      <style:text-properties officeooo:rsid="003d609f"/>
    </style:style>
    <style:style style:name="T122" style:family="text">
      <style:text-properties officeooo:rsid="003f32f2"/>
    </style:style>
    <style:style style:name="T123" style:family="text">
      <style:text-properties officeooo:rsid="0042e3cd"/>
    </style:style>
    <style:style style:name="T124" style:family="text">
      <style:text-properties officeooo:rsid="0045ccf6"/>
    </style:style>
    <style:style style:name="T125" style:family="text">
      <style:text-properties officeooo:rsid="00468ea8"/>
    </style:style>
    <style:style style:name="T126" style:family="text">
      <style:text-properties officeooo:rsid="0046ee14"/>
    </style:style>
    <style:style style:name="T127" style:family="text">
      <style:text-properties officeooo:rsid="004739de"/>
    </style:style>
    <style:style style:name="T128" style:family="text">
      <style:text-properties officeooo:rsid="0049cd3e"/>
    </style:style>
    <style:style style:name="T129" style:family="text">
      <style:text-properties officeooo:rsid="004ddc63"/>
    </style:style>
    <style:style style:name="T130" style:family="text">
      <style:text-properties officeooo:rsid="004e8dec"/>
    </style:style>
    <style:style style:name="T131" style:family="text">
      <style:text-properties officeooo:rsid="00519444"/>
    </style:style>
    <style:style style:name="T132" style:family="text">
      <style:text-properties officeooo:rsid="00555077"/>
    </style:style>
    <style:style style:name="T133" style:family="text">
      <style:text-properties officeooo:rsid="0055f4a3"/>
    </style:style>
    <style:style style:name="T134" style:family="text">
      <style:text-properties officeooo:rsid="005765e4"/>
    </style:style>
    <style:style style:name="T135" style:family="text">
      <style:text-properties officeooo:rsid="0057a2a4"/>
    </style:style>
    <style:style style:name="T136" style:family="text">
      <style:text-properties officeooo:rsid="0059ee69"/>
    </style:style>
    <style:style style:name="T137" style:family="text">
      <style:text-properties officeooo:rsid="005db48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3920_1270380922" text:style-name="Index_20_Link" text:visited-style-name="Index_20_Link">1 – Introduction<text:tab/>1</text:a></text:p>
          <text:p text:style-name="P24"><text:a xlink:type="simple" xlink:href="#__RefHeading__3922_1270380922" text:style-name="Index_20_Link" text:visited-style-name="Index_20_Link">1.1 – Javascript<text:tab/>1</text:a></text:p>
          <text:p text:style-name="P24"><text:a xlink:type="simple" xlink:href="#__RefHeading__3924_1270380922" text:style-name="Index_20_Link" text:visited-style-name="Index_20_Link">1.2 – Client server communications<text:tab/>2</text:a></text:p>
          <text:p text:style-name="P25"><text:a xlink:type="simple" xlink:href="#__RefHeading__3926_1270380922" text:style-name="Index_20_Link" text:visited-style-name="Index_20_Link">1.2.1 – HTTP protocol<text:tab/>2</text:a></text:p>
          <text:p text:style-name="P25"><text:a xlink:type="simple" xlink:href="#__RefHeading__1689_1305298496" text:style-name="Index_20_Link" text:visited-style-name="Index_20_Link">1.2.2 – Page by page model<text:tab/>2</text:a></text:p>
          <text:p text:style-name="P25"><text:a xlink:type="simple" xlink:href="#__RefHeading__3928_1270380922" text:style-name="Index_20_Link" text:visited-style-name="Index_20_Link">1.2.3 – Polling<text:tab/>2</text:a></text:p>
          <text:p text:style-name="P25"><text:a xlink:type="simple" xlink:href="#__RefHeading__3930_1270380922" text:style-name="Index_20_Link" text:visited-style-name="Index_20_Link">1.2.4 – Long polling<text:tab/>3</text:a></text:p>
          <text:p text:style-name="P25"><text:a xlink:type="simple" xlink:href="#__RefHeading__3932_1270380922" text:style-name="Index_20_Link" text:visited-style-name="Index_20_Link">1.2.5 – Streaming<text:tab/>3</text:a></text:p>
          <text:p text:style-name="P25"><text:a xlink:type="simple" xlink:href="#__RefHeading__3934_1270380922" text:style-name="Index_20_Link" text:visited-style-name="Index_20_Link">1.2.6 – Current technologies in browser<text:tab/>4</text:a></text:p>
          <text:p text:style-name="P24"><text:a xlink:type="simple" xlink:href="#__RefHeading__3936_1270380922" text:style-name="Index_20_Link" text:visited-style-name="Index_20_Link">1.3 – WebSocket protocol<text:tab/>4</text:a></text:p>
          <text:p text:style-name="P25"><text:a xlink:type="simple" xlink:href="#__RefHeading__3938_1270380922" text:style-name="Index_20_Link" text:visited-style-name="Index_20_Link">1.3.1 – The WebSocket handshake<text:tab/>4</text:a></text:p>
          <text:p text:style-name="P25"><text:a xlink:type="simple" xlink:href="#__RefHeading__3165_1169646922" text:style-name="Index_20_Link" text:visited-style-name="Index_20_Link">1.3.2 Transport layer protocol<text:tab/>5</text:a></text:p>
          <text:p text:style-name="P25"><text:a xlink:type="simple" xlink:href="#__RefHeading__3167_1169646922" text:style-name="Index_20_Link" text:visited-style-name="Index_20_Link">1.3.3 The WebSocket frame anatomy<text:tab/>6</text:a></text:p>
          <text:p text:style-name="P25"><text:a xlink:type="simple" xlink:href="#__RefHeading__3940_1270380922" text:style-name="Index_20_Link" text:visited-style-name="Index_20_Link">1.3.4 Proxies<text:tab/>7</text:a></text:p>
          <text:p text:style-name="P24"><text:a xlink:type="simple" xlink:href="#__RefHeading__3942_1270380922" text:style-name="Index_20_Link" text:visited-style-name="Index_20_Link">1.4 – Scope of the thesis<text:tab/>7</text:a></text:p>
          <text:p text:style-name="P24"><text:a xlink:type="simple" xlink:href="#__RefHeading__3944_1270380922" text:style-name="Index_20_Link" text:visited-style-name="Index_20_Link">1.5 – Thesis structure<text:tab/>7</text:a></text:p>
          <text:p text:style-name="P23"><text:a xlink:type="simple" xlink:href="#__RefHeading__3946_1270380922" text:style-name="Index_20_Link" text:visited-style-name="Index_20_Link">2 – Literrature review<text:tab/>7</text:a></text:p>
          <text:p text:style-name="P24"><text:a xlink:type="simple" xlink:href="#__RefHeading__3948_1270380922" text:style-name="Index_20_Link" text:visited-style-name="Index_20_Link">2.1 – Implementation<text:tab/>7</text:a></text:p>
          <text:p text:style-name="P25"><text:a xlink:type="simple" xlink:href="#__RefHeading__3950_1270380922" text:style-name="Index_20_Link" text:visited-style-name="Index_20_Link">2.1.1 – WebSocket server implementation<text:tab/>7</text:a></text:p>
          <text:p text:style-name="P25"><text:a xlink:type="simple" xlink:href="#__RefHeading__3952_1270380922" text:style-name="Index_20_Link" text:visited-style-name="Index_20_Link">2.1.2 – Heterogeneous implementation with OpenCL<text:tab/>8</text:a></text:p>
          <text:p text:style-name="P25"><text:a xlink:type="simple" xlink:href="#__RefHeading__116_1126209687" text:style-name="Index_20_Link" text:visited-style-name="Index_20_Link">2.2.3 – WebCL<text:tab/>11</text:a></text:p>
          <text:p text:style-name="P25"><text:a xlink:type="simple" xlink:href="#__RefHeading__616_1067647718" text:style-name="Index_20_Link" text:visited-style-name="Index_20_Link">2.2.4 – GPU clusters<text:tab/>11</text:a></text:p>
          <text:p text:style-name="P24"><text:a xlink:type="simple" xlink:href="#__RefHeading__3954_1270380922" text:style-name="Index_20_Link" text:visited-style-name="Index_20_Link">2.2 – Scalability<text:tab/>12</text:a></text:p>
          <text:p text:style-name="P25"><text:a xlink:type="simple" xlink:href="#__RefHeading__1691_1305298496" text:style-name="Index_20_Link" text:visited-style-name="Index_20_Link">2.2.1 – Scaling up<text:tab/>12</text:a></text:p>
          <text:p text:style-name="P25"><text:a xlink:type="simple" xlink:href="#__RefHeading__1693_1305298496" text:style-name="Index_20_Link" text:visited-style-name="Index_20_Link">2.2.2 – Scaling out<text:tab/>13</text:a></text:p>
          <text:p text:style-name="P25"><text:a xlink:type="simple" xlink:href="#__RefHeading__1695_1305298496" text:style-name="Index_20_Link" text:visited-style-name="Index_20_Link">2.2.3 Load balancing<text:tab/>15</text:a></text:p>
          <text:p text:style-name="P23"><text:a xlink:type="simple" xlink:href="#__RefHeading__1377_1621941796" text:style-name="Index_20_Link" text:visited-style-name="Index_20_Link">3 – Design and implementation<text:tab/>15</text:a></text:p>
        </text:index-body>
      </text:table-of-content>
      <text:p text:style-name="Text_20_body"/>
      <text:p text:style-name="Text_20_body">Abstract</text:p>
      <text:p text:style-name="Text_20_body">write something ahha</text:p>
      <text:h text:style-name="Heading_20_1" text:outline-level="1"><text:bookmark-start text:name="__RefHeading__3920_1270380922"/>1 – Introduction<text:bookmark-end text:name="__RefHeading__3920_1270380922"/></text:h>
      <text:p text:style-name="Text_20_body">This first chapter ..</text:p>
      <text:h text:style-name="Heading_20_2" text:outline-level="2"><text:bookmark-start text:name="__RefHeading__3922_1270380922"/>1.1 – Javascript<text:bookmark-end text:name="__RefHeading__3922_1270380922"/></text:h>
      <text:p text:style-name="Text_20_body"/>
      <text:p text:style-name="Text_20_body"><text:span text:style-name="T92">I</text:span>n order to keep up with the evolution and continuous growth of <text:span text:style-name="T94">the </text:span>Internet, web technologies have been undergoing significant upgrades. <text:span text:style-name="T43">Since 2007, the World Wide Web Consortium (W3C) has been working </text:span>on a major update<text:span text:style-name="T43"> of the core language of the web that renders and displays all web contents. This is known as the 5th revision of Hyper Text Markup Language </text:span>(<text:span text:style-name="T43">HTML5</text:span>)<text:span text:style-name="T43">. </text:span></text:p>
      <text:p text:style-name="Text_20_body">However the slow performance of JavaScript in performing dynamic operations is a serious limiting factor to wider use. <text:s/><text:span text:style-name="T93">Improving the efficiency of JavaScript is an active field of research.</text:span></text:p>
      <text:h text:style-name="Heading_20_2" text:outline-level="2"><text:bookmark-start text:name="__RefHeading__3924_1270380922"/><text:soft-page-break/>1.2 – Client server communications<text:bookmark-end text:name="__RefHeading__3924_1270380922"/></text:h>
      <text:p text:style-name="Text_20_body"/>
      <text:p text:style-name="Text_20_body">Client – server communication have been built around <text:span text:style-name="T100">the </text:span>HTTP protocol. <text:span text:style-name="T113">CHANGE INTRO ..</text:span></text:p>
      <text:h text:style-name="Heading_20_3" text:outline-level="3"><text:bookmark-start text:name="__RefHeading__3926_1270380922"/>1.2.1 – HTTP protocol<text:bookmark-end text:name="__RefHeading__3926_1270380922"/></text:h>
      <text:p text:style-name="Text_20_body"/>
      <text:p text:style-name="Text_20_body">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text:span text:style-name="T100">\citep{Reference1}</text:span></text:p>
      <text:p text:style-name="Text_20_body">Because HTTP was not designed for real time communication several workarounds have been developped over the years to over come the<text:span text:style-name="T4"> </text:span><text:span text:style-name="T30">so called </text:span><text:span text:style-name="T4">page by page</text:span> model. These techniques are nicely resumed in Eliot Step master thesis \citep{Reference2}.</text:p>
      <text:p text:style-name="Text_20_body"/>
      <text:h text:style-name="Heading_20_3" text:outline-level="3"><text:bookmark-start text:name="__RefHeading__1689_1305298496"/>1.2.<text:span text:style-name="T100">2</text:span> – <text:span text:style-name="T106">Page by page model</text:span><text:bookmark-end text:name="__RefHeading__1689_1305298496"/></text:h>
      <text:p text:style-name="Text_20_body"/>
      <text:p text:style-name="Text_20_body"><text:span text:style-name="T95">Since HTTP's release in 1991, client server communication have </text:span>undergone <text:span text:style-name="T95">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text:span></text:p>
      <text:p text:style-name="Text_20_body"><text:tab/><text:tab/><text:tab/><text:tab/><text:span text:style-name="T101">Insert ./Figures/client_server_communication.png</text:span></text:p>
      <text:p text:style-name="Text_20_body"/>
      <text:p text:style-name="Text_20_body">The notion of dynamic web appeared in 2005 with the apparition of technologies like Comet. Peter Lubbers describes it as the Headache 2.0 in his article <text:span text:style-name="T113">\text</text:span><text:span text:style-name="T30">it{</text:span><text:span text:style-name="T4">A quantum leap in scalability for the web</text:span><text:span text:style-name="T30">}</text:span> <text:span text:style-name="T96">\citep{Reference32}.</text:span>\\</text:p>
      <text:h text:style-name="Heading_20_3" text:outline-level="3"><text:bookmark-start text:name="__RefHeading__3928_1270380922"/><text:span text:style-name="T106">1.2.3 – </text:span>Polling <text:bookmark-end text:name="__RefHeading__3928_1270380922"/></text:h>
      <text:p text:style-name="Text_20_body"/>
      <text:p text:style-name="Text_20_body">Polling was the first attempt for real-time communication. Instead of waiting for the client to manually ask for a page update, the browser was sends regular <text:span text:style-name="T101">HTTP GET </text:span>request<text:span text:style-name="T101">s</text:span> to the server. <text:span text:style-name="T101">This technique could be efficient if the exact interval of update on the server side was known.\\</text:span></text:p>
      <text:p text:style-name="P11">However real time information are unpredictable and in high updates rate situation like for example stock prices, news reports or tickets sales the response could be stale by the time the browser renders the page \citep{Reference32}.\\</text:p>
      <text:p text:style-name="P11"><text:soft-page-break/>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text:p>
      <text:p text:style-name="Text_20_body"><text:tab/><text:tab/><text:tab/><text:tab/>insert ./Figures/polling.png </text:p>
      <text:h text:style-name="Heading_20_3" text:outline-level="3"><text:bookmark-start text:name="__RefHeading__3930_1270380922"/><text:span text:style-name="T106">1.2.4 – </text:span>Long polling <text:bookmark-end text:name="__RefHeading__3930_1270380922"/></text:h>
      <text:p text:style-name="Text_20_body"/>
      <text:p text:style-name="Text_20_body">Long polling is <text:span text:style-name="T102">based on Comet technologies and is </text:span>slight step further toward server events <text:span text:style-name="T102">and real time communication. Comet began to be popular in web browser around 2007, it is a family of web techniques that allows the server to hold an HTTP request open for prolonged periods of time.\\</text:span></text:p>
      <text:p text:style-name="P12">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text:p>
      <text:p text:style-name="P12">However, in situations with high-message volume, long- polling does not provide increased performance benefits over regular polling. Performance could actually be decreased if long-polling requests turn into continuous, unthrottled loops of regular polling requests.\\</text:p>
      <text:p text:style-name="Text_20_body"/>
      <text:p text:style-name="Text_20_body"><text:tab/><text:tab/><text:tab/><text:tab/><text:span text:style-name="T97">insert ./Figures/long_polling.png </text:span><text:tab/><text:tab/></text:p>
      <text:h text:style-name="Heading_20_3" text:outline-level="3"><text:bookmark-start text:name="__RefHeading__3932_1270380922"/><text:span text:style-name="T106">1.2.5 – </text:span>Streaming <text:bookmark-end text:name="__RefHeading__3932_1270380922"/></text:h>
      <text:p text:style-name="Text_20_body"/>
      <text:p text:style-name="Text_20_body">Streaming <text:span text:style-name="T103">is based on a persistent HTTP connection</text:span>. The communication still begins with a request from the browser, the difference is in the response. The server never signals the browser its message is finished. This way the connection is kept open and ready to deliver futher data. <text:span text:style-name="T22">\citep{Reference</text:span><text:span text:style-name="T23">2</text:span><text:span text:style-name="T22">}</text:span>.<text:span text:style-name="T98">\\</text:span></text:p>
      <text:p text:style-name="Text_20_body">Wouldn't it be because of proxies, streaming would be a perfectly adapted for real time communication. Because streaming is done over HTTP, <text:s/>proxy server may choose to buffer server responses and thus increasing greatly the latency of the message delivery. <text:span text:style-name="T24">Therefore in case a proxy is detected most Comet-like solution fall back to long polling \citep{Reference</text:span><text:span text:style-name="T25">2</text:span><text:span text:style-name="T24">}.\\</text:span></text:p>
      <text:p text:style-name="Text_20_body"/>
      <text:p text:style-name="Text_20_body"><text:tab/><text:tab/><text:tab/><text:tab/><text:span text:style-name="T97">insert ./Figures/streaming.png </text:span></text:p>
      <text:p text:style-name="Text_20_body"/>
      <text:h text:style-name="Heading_20_3" text:outline-level="3"><text:bookmark-start text:name="__RefHeading__3934_1270380922"/><text:soft-page-break/>1.2.6 – Current technologies in browser<text:bookmark-end text:name="__RefHeading__3934_1270380922"/></text:h>
      <text:p text:style-name="P1"/>
      <text:p text:style-name="Text_20_body">At the moment, comet technologies are still the m<text:span text:style-name="T104">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text:span></text:p>
      <text:p text:style-name="Text_20_body">The total overhead from the HTTP request and response header is at least 871 bytes without containing any data. <text:span text:style-name="T105">In comparaison, a small payload is 20 bytes. Contempory application like on-line games can not be built on a technology waisting ressources equivalent to 40 messages every time informations are exchanged \citep{Reference2}. </text:span>Therefore <text:span text:style-name="T105">a brand new protocol has been developed: WebSocket.</text:span></text:p>
      <text:h text:style-name="Heading_20_2" text:outline-level="2"><text:bookmark-start text:name="__RefHeading__3936_1270380922"/>1.3 – WebSocket <text:span text:style-name="T127">protocol</text:span><text:bookmark-end text:name="__RefHeading__3936_1270380922"/></text:h>
      <text:p text:style-name="Text_20_body"/>
      <text:p text:style-name="Text_20_body"><text:span text:style-name="T27">The creation of the WebSocket protocol marks the begenning of the Living web. It is often</text:span><text:span text:style-name="T28"> referred </text:span><text:span text:style-name="T27">to </text:span><text:span text:style-name="T28">as the first major upgrade in the history of web communications. As the Web itself originally did, WebSocket enables entirely new kinds of applications. </text:span><text:span text:style-name="T27">Daily, new products are designed to stay permanently connected to the web. Websocket is the language enabling this revolution.</text:span><text:span text:style-name="T29">\\</text:span></text:p>
      <text:p text:style-name="Text_20_body">The official Request For Comments <text:span text:style-name="T99">\citep{Reference12}</text:span> (RFC) describes the WebSocket protocol as follows.<text:span text:style-name="T106">\\</text:span></text:p>
      <text:p text:style-name="Text_20_body">“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text:span text:style-name="T106">\\</text:span></text:p>
      <text:p text:style-name="Text_20_body">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text:span text:style-name="T120">WebSocket's behavior toward firewalls will be briefly described.</text:span></text:p>
      <text:p text:style-name="Text_20_body"/>
      <text:h text:style-name="Heading_20_3" text:outline-level="3"><text:bookmark-start text:name="__RefHeading__3938_1270380922"/>1.3.<text:span text:style-name="T120">1</text:span> – The WebSocket <text:span text:style-name="T119">handshake</text:span><text:bookmark-end text:name="__RefHeading__3938_1270380922"/></text:h>
      <text:p text:style-name="Text_20_body"/>
      <text:p text:style-name="Text_20_body">The Websocket protocol was <text:span text:style-name="T119">to be released in an already existing web infrastrucure.</text:span> Therefore it has been designed to <text:span text:style-name="T119">be</text:span> backward-compatible. Before a Websocket communication can start, a HTTP connection must be initiated. The browser sends an Upgrade header to the server to inform <text:soft-page-break/>him he wants to start a WebSocket connection. Switching from the HTTP protocol to the WebSocket protocol is referred to as <text:span text:style-name="T111">a </text:span>handshake <text:span text:style-name="T112">\citep{Reference12}</text:span>.\\ </text:p>
      <text:p text:style-name="Text_20_body"/>
      <text:p text:style-name="Text_20_body">GET ws://websocket.example.com/ HTTP/1.1</text:p>
      <text:p text:style-name="Text_20_body">Origin: http://example.com</text:p>
      <text:p text:style-name="Text_20_body">Connection: Upgrade</text:p>
      <text:p text:style-name="Text_20_body">Host: websocket.example.com</text:p>
      <text:p text:style-name="Text_20_body">Upgrade: websocket</text:p>
      <text:p text:style-name="Text_20_body"/>
      <text:p text:style-name="Text_20_body">If the server supports the WebSocket protocol, it sends <text:span text:style-name="T111">the following</text:span> header in response.<text:span text:style-name="T38">\\</text:span></text:p>
      <text:p text:style-name="Text_20_body"/>
      <text:p text:style-name="Text_20_body">HTTP/1.1 101 WebSocket Protocol Handshake</text:p>
      <text:p text:style-name="Text_20_body">Date: Wed, 5 May 2014 04:04:22 GMT</text:p>
      <text:p text:style-name="Text_20_body">Connection: Upgrade</text:p>
      <text:p text:style-name="Text_20_body">Upgrade: WebSocket</text:p>
      <text:p text:style-name="Text_20_body"/>
      <text:p text:style-name="Text_20_body">After the completion of the handshake <text:span text:style-name="T112">the</text:span> WebSocket connection is active and either the client or the server can send data. <text:span text:style-name="T112">The data is contained in frames, each frame is prefixed with a 4-12 bytes to ensure the message can be reconstructed. \\</text:span></text:p>
      <text:p text:style-name="Text_20_body">Once the server and the browser have agreed on begenning a WebSocket communication. A first request is made to begin an ethernet communication followed by a request to make an TCP / IP communication.\\</text:p>
      <text:p text:style-name="Text_20_body"/>
      <text:h text:style-name="Heading_20_3" text:outline-level="3"><text:bookmark-start text:name="__RefHeading__3165_1169646922"/>1.3.<text:span text:style-name="T120">2</text:span> Transport layer protocol <text:bookmark-end text:name="__RefHeading__3165_1169646922"/></text:h>
      <text:p text:style-name="Text_20_body"/>
      <text:p text:style-name="Text_20_body">The internet is based on two transport layer protocol<text:span text:style-name="T107">,</text:span> <text:span text:style-name="T108">t</text:span>he User Datagram Protocol (UDP) and the Transmission Control Protocol (TCP). <text:span text:style-name="T107">Both use the network layer service provided by the internet protocol (IP)</text:span>. <text:span text:style-name="T120">\\</text:span></text:p>
      <text:p text:style-name="Text_20_body">TCP </text:p>
      <text:p text:style-name="Text_20_body"><text:span text:style-name="T31">TCP is a reliable transmission protocol. T</text:span><text:span text:style-name="T4">he data is b</text:span>uffered bytes by bytes in segments and transmitted <text:span text:style-name="T114">according</text:span> to specific timers. <text:span text:style-name="T109">This flow control ensures the consistancy of the data</text:span>. TCP is said to be a stream oriented <text:span text:style-name="T115">because the data is sent in independent segments.\\</text:span></text:p>
      <text:p text:style-name="Text_20_body">UDP </text:p>
      <text:p text:style-name="Text_20_body"><text:soft-page-break/><text:span text:style-name="T109">UDP is an unreliab</text:span><text:span text:style-name="T70">le but fast transmission </text:span><text:span text:style-name="T109">protocol. The protocol offers no guarentees the data will be delivered in its integrality nor duplicated. It works on a best effort strategy with no flow control. Each segments are received independently, it is a message oriented protocol</text:span><text:span text:style-name="T26">.</text:span><text:span text:style-name="T32">\\</text:span></text:p>
      <text:p text:style-name="Text_20_body">Websocket is build over TCP because of its realiability. Browser enabled games are the perfect use case example of WebSockets. They require low latency even though the rate of update <text:span text:style-name="T116">is</text:span> <text:span text:style-name="T116">rather</text:span> high. To achieve a low latency, the communication protocol must make sure not to drop any <text:span text:style-name="T116">packets</text:span>. Otherwise, the exhange takes two times <text:span text:style-name="T116">longer</text:span>.<text:span text:style-name="T121">\\</text:span></text:p>
      <text:p text:style-name="Text_20_body">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text:p>
      <text:h text:style-name="Heading_20_3" text:outline-level="3"><text:bookmark-start text:name="__RefHeading__3167_1169646922"/><text:span text:style-name="T110">1.3.3 </text:span>The WebSocket frame anatomy<text:bookmark-end text:name="__RefHeading__3167_1169646922"/></text:h>
      <text:p text:style-name="Text_20_body"/>
      <text:p text:style-name="Text_20_body">The study conducted by Tobias Oberstein \citep{Reference30} looks into the overheads of websockets. As a matter of fact the overhead induced purely by WebSockets is extremely low. As can be seen in the <text:span text:style-name="T63">figure x</text:span>, depending on the size of the payload the overhead varies between 8 and 20 bytes.</text:p>
      <text:p text:style-name="Text_20_body"><text:tab/><text:tab/><text:tab/><text:tab/><text:span text:style-name="T97">insert ./Figures/frame_overhead.png </text:span></text:p>
      <text:p text:style-name="Text_20_body">However, as pointed out in the article eff<text:span text:style-name="T117">i</text:span>ciency is lost on all other layers the websocket protocol relies on. <text:span text:style-name="T63">Figure x and y </text:span>show respectively the overhead induced by <text:span text:style-name="T117">pure tcp/ip and tls protocols.</text:span></text:p>
      <text:p text:style-name="P13"><text:tab/><text:tab/><text:tab/><text:tab/>insert ./Figures/tls_overhead.png </text:p>
      <text:p text:style-name="Text_20_body"><text:tab/><text:tab/><text:tab/><text:tab/><text:span text:style-name="T97">insert ./Figures/tcp_overhead.png [30]</text:span></text:p>
      <text:p text:style-name="Text_20_body">In this example, the payloads \textit{Hello world”} is only therteen bytes. In comparaison, the ethernet, tcp/ip and tls protocols each use <text:span text:style-name="T118">height</text:span> bytes. <text:span text:style-name="T118">The conclusion of this article is to warn programmers about the size of the payloads to make sure ethernet, tcp/ip and tls protocols don't dwarf the overhead of WebSocket itself. </text:span></text:p>
      <text:p text:style-name="Text_20_body">In case small payloads can not be avoided a possible solution is to serialize the messages in order to <text:s/>batch them in one single WebSocket message. </text:p>
      <text:p text:style-name="Text_20_body">So instead of sending the each messages using the WebSocket protocol like it is done<text:span text:style-name="T63"> in figure x.</text:span> The individual messages are put in a queue and batched in a single Websocket message like in <text:span text:style-name="T63">figure y.</text:span></text:p>
      <text:p text:style-name="Text_20_body"><text:tab/><text:tab/><text:tab/><text:tab/><text:span text:style-name="T97">insert ./Figures/separate_websocket.png </text:span></text:p>
      <text:p text:style-name="Text_20_body"><text:tab/><text:tab/><text:tab/><text:tab/><text:span text:style-name="T97">insert ./Figures/batched_websocket.png [30]</text:span></text:p>
      <text:p text:style-name="Text_20_body"/>
      <text:p text:style-name="Text_20_body">Never the less, WebSockets carry way less overheads then comet technologies does. Another advantage of WebSocket its interaction with proxies.</text:p>
      <text:h text:style-name="Heading_20_3" text:outline-level="3"><text:bookmark-start text:name="__RefHeading__3940_1270380922"/><text:soft-page-break/><text:span text:style-name="T110">1.3.4 </text:span>Proxies<text:bookmark-end text:name="__RefHeading__3940_1270380922"/></text:h>
      <text:p text:style-name="Text_20_body"/>
      <text:p text:style-name="Text_20_body">Proxy servers are set up between a private network and the Internet. They act like an intermediary providing content caching, security and content filtering. </text:p>
      <text:p text:style-name="Text_20_body">When a Websocket server detects the presence of a proxy server, it automatically sets up a tunnel to pass through the proxy. <text:span text:style-name="T4">The tunnel is established by issuing an HTTP CONNECT statement to the proxy server, which requests for the proxy server to open a TCP/IP connection to a specific host and port. Once the tunnel is set up, communication can flow unimpeded through the proxy. </text:span></text:p>
      <text:p text:style-name="Text_20_body"/>
      <text:p text:style-name="Text_20_body">LINK</text:p>
      <text:p text:style-name="Text_20_body"/>
      <text:p text:style-name="Text_20_body"/>
      <text:h text:style-name="Heading_20_2" text:outline-level="2"><text:bookmark-start text:name="__RefHeading__3942_1270380922"/>1.4 – Scope of the thesis<text:bookmark-end text:name="__RefHeading__3942_1270380922"/></text:h>
      <text:h text:style-name="P31" text:outline-level="2"><text:bookmark-start text:name="__RefHeading__3944_1270380922"/>1.5 – Thesis structure<text:bookmark-end text:name="__RefHeading__3944_1270380922"/></text:h>
      <text:h text:style-name="Heading_20_1" text:outline-level="1"><text:bookmark-start text:name="__RefHeading__3946_1270380922"/>2 – Literrature review<text:bookmark-end text:name="__RefHeading__3946_1270380922"/></text:h>
      <text:p text:style-name="Text_20_body">This second chapter is composed of two parts. The first one is ..</text:p>
      <text:h text:style-name="Heading_20_2" text:outline-level="2"><text:bookmark-start text:name="__RefHeading__3948_1270380922"/>2.1 – Implementation<text:bookmark-end text:name="__RefHeading__3948_1270380922"/></text:h>
      <text:p text:style-name="Text_20_body"/>
      <text:p text:style-name="Text_20_body"><text:span text:style-name="T63">This first </text:span><text:span text:style-name="T71">chapter</text:span><text:span text:style-name="T63"> </text:span><text:span text:style-name="T71">looks into studies done around WebSockets. The first section will study WebSocket server implementation and the second one heterogeous implementation.</text:span><text:span text:style-name="T124"><text:tab/></text:span></text:p>
      <text:h text:style-name="Heading_20_3" text:outline-level="3"><text:bookmark-start text:name="__RefHeading__3950_1270380922"/>2.1.1 – <text:span text:style-name="T122">WebSocket server implementation</text:span><text:bookmark-end text:name="__RefHeading__3950_1270380922"/></text:h>
      <text:p text:style-name="Heading">Language <text:span text:style-name="T126">Selection</text:span></text:p>
      <text:p text:style-name="Text_20_body"/>
      <text:p text:style-name="P3">Choosing a language for a project is often a compromise between the programmer development background and the necessity of the application. Furthermore, WebSocket servers can be developped in almost any languages.</text:p>
      <text:p text:style-name="P14">This subsection does not aim at giving a comprehensive comparaison of all existing WebSocket friendly languages. Also node.js seems to be the perfect environment for this study, therefore other languages will deliberatly be left apart.\\</text:p>
      <text:p text:style-name="P4">Node.js was specially <text:span text:style-name="T129">invented</text:span> to create real-time websites with push capabilities <text:span text:style-name="T130">\citep{Reference35}</text:span>. <text:span text:style-name="T129">Most languages run parallel tasks by using threads but threads are memory </text:span><text:soft-page-break/><text:span text:style-name="T129">expensive. Node.js is fundamentally different, it runs as a single non-blocking and event-driven loop by using asynchronous call back loops \citep{Reference37}. For this reasons, compared to other languages, Node.js performs significantly better in highly concurrent environment. <text:s text:c="2"/></text:span></text:p>
      <text:p text:style-name="P5">Node.js has many real-time engines. The next step is to carefully make a choice between ws, Socket.io <text:span text:style-name="T124">and </text:span>Engine.io.</text:p>
      <text:p text:style-name="Heading">WebSocket implementation <text:span text:style-name="T126">selection</text:span></text:p>
      <text:p text:style-name="P7"/>
      <text:p text:style-name="P7">Deniz Ozger article for medium.com <text:span text:style-name="T123">\citep{Reference36}</text:span>is a comprehensive study of node.js real-time engines. Ws is a pure WebSocket implementation, therefore it is interesting for testing purpose but seldom used in real life projects. <text:span text:style-name="T125">The main drawback is the communication may not work in case the browser does not support WebSockets.\\</text:span></text:p>
      <text:p text:style-name="P6">Socket.io <text:span text:style-name="T125">has some appreciable features namely it's connection procedure. First </text:span>tries to connect to a server via WebSocket <text:span text:style-name="T125">after what </text:span>it downgrades until it founds a suitable protocol. <text:span text:style-name="T125">Moreover</text:span> it tries to reconnect sockets when connections fail.<text:span text:style-name="T125">\\</text:span></text:p>
      <text:p text:style-name="P6">Engine.io <text:span text:style-name="T125">is a </text:span>lower library of Socket.io. <text:span text:style-name="T125">The connection procedure is the opposite to Socket.io though. It first establishes a long polling connection and only later tries to upgrade it to a better transport protocol. Therefore it is more reliable because it establishes less connection.\\</text:span></text:p>
      <text:p text:style-name="P5"/>
      <text:p text:style-name="P9">L<text:span text:style-name="T63">IN</text:span>K</text:p>
      <text:h text:style-name="Heading_20_3" text:outline-level="3"><text:bookmark-start text:name="__RefHeading__3952_1270380922"/>2.1.2 – Heterogeneous <text:span text:style-name="T55">implementation with OpenCL</text:span><text:bookmark-end text:name="__RefHeading__3952_1270380922"/></text:h>
      <text:p text:style-name="Text_20_body"/>
      <text:p text:style-name="Text_20_body">As suggest<text:span text:style-name="T61"> John Stone paper's title “ OpenCL: A parallel programming standard for heterogeneous computing systems” \citep{Reference5} OpenCL is unanimously considered as the refetence for heterogenous computing.</text:span></text:p>
      <text:p text:style-name="Text_20_body"/>
      <text:p text:style-name="Text_20_body">Historically, the first technology to take advantage of the massive parallel nature of GPUs was <text:span text:style-name="T2">Open Graphic Library (OpenGL)</text:span>. <text:span text:style-name="T2">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text:span></text:p>
      <text:p text:style-name="Text_20_body"/>
      <text:p text:style-name="Text_20_body">However, <text:span text:style-name="T56">shadders can only be modified so much</text:span>. As the need for more complex applications arose Apple proposed the Khronos Group to develop a more general framework: OpenCL.<text:span text:style-name="T3"> OpenCL is a low-level API accelerating applications with task-parallel or data-parallel computations in a heterogeneous computing environment. Indeed OpenCL allows not only the </text:span><text:span text:style-name="T5">usage of </text:span><text:span text:style-name="T6">C</text:span><text:span text:style-name="T5">PUs but also </text:span><text:soft-page-break/><text:span text:style-name="T5">any processing</text:span><text:span text:style-name="T6"> </text:span><text:span text:style-name="T5">devices </text:span><text:span text:style-name="T6">like GPUs</text:span><text:span text:style-name="T5">, DSPs, accelerators and</text:span><text:span text:style-name="T1"> so on \citep{Reference5}. If generally on desktop the diversity of processing devices is quite low, it is the opposite for mobile. Embedded systems for real-time multimedia journal published a paper \citep{Reference3} highlining the advantages of using OpenCl in mobile browser.</text:span></text:p>
      <text:p text:style-name="Text_20_body"/>
      <text:p text:style-name="Text_20_body">OpenCL doesn't guarantee a particular kernel will achieve peak performance on different architectures. The nature of the underlying hardware may <text:span text:style-name="T33">induce different </text:span>programming strategies. <text:span text:style-name="T34">Multi-core CPU architecture is definitely the more popular. But the recent specification published by Khronos to take GPU computing to the web is bound to raise programmers interest toward GPUs architecture \citep{Reference20}.\\</text:span> </text:p>
      <text:p text:style-name="Heading"><text:bookmark-start text:name="__RefHeading__112_1126209687"/>CPUs architecture<text:bookmark-end text:name="__RefHeading__112_1126209687"/></text:p>
      <text:p text:style-name="Text_20_body"/>
      <text:p text:style-name="Text_20_body">Modern CPUs are typically composed of a <text:span text:style-name="T3">few</text:span> high-frequency processor cores. CPUs perform well for a wide variety of application<text:span text:style-name="T35">s</text:span>, but they are optimal for latency sensitive workloads with minimal parallelism. <text:span text:style-name="T36">However, to increase performance during arithmetic and multimedia workloads, </text:span><text:s/><text:span text:style-name="T3">m</text:span>any CPUs also incorporate small scale use of single-instruction multiple-data (SIMD)<text:span text:style-name="T36">.\\</text:span></text:p>
      <text:p text:style-name="Heading"><text:bookmark-start text:name="__RefHeading__114_1126209687"/>GPUs architecture<text:bookmark-end text:name="__RefHeading__114_1126209687"/></text:p>
      <text:p text:style-name="Text_20_body"/>
      <text:p text:style-name="Text_20_body">Contemporary GPUs are composed of hundreds of processing units running at low frequency. </text:p>
      <text:p text:style-name="Text_20_body">As a result GPUs are able to execute tens of thousands of threads. It is this ability which make<text:span text:style-name="T35">s</text:span> them so much more effective then CPUs in a highly parallel environment. Some research even <text:span text:style-name="T37">claims</text:span> a speedup in the order of 200x over JavaScript. <text:span text:style-name="T61">\citep{Reference3}\\</text:span></text:p>
      <text:p text:style-name="Text_20_body"/>
      <text:p text:style-name="Text_20_body">The GPU processing units are typically organized in SIMD clusters controlled by single instruction decoder<text:span text:style-name="T35">s</text:span>, with shared access to fast on-chip caches and shared memories. Massively parallel arithmetic-heavy hardware design enables GPUs to achieve single-precision floating point arithmetic rates approaching 2 trillions of instructions per second (TFLOPS). <text:span text:style-name="T56">\citep{Reference5}\\</text:span></text:p>
      <text:p text:style-name="Text_20_body"/>
      <text:p text:style-name="Text_20_body">Although GPUs are powerful computing devices, <text:span text:style-name="T39">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text:span></text:p>
      <text:p text:style-name="Text_20_body"/>
      <text:p text:style-name="Text_20_body">All the same, even if OpenCL's API hides the trickiest part of parallel programming a good understanding of the underlying <text:span text:style-name="T37">memory model</text:span> leads to more efficient codding. <text:span text:style-name="T56">Along with general advises on how to build an OpenCL cluster, details about the memory model are given here </text:span><text:soft-page-break/><text:span text:style-name="T56">\citep{Reference4}. //</text:span></text:p>
      <text:p text:style-name="Text_20_body"><text:bookmark-start text:name="__RefHeading__118_1126209687"/>Platform model<text:bookmark-end text:name="__RefHeading__118_1126209687"/></text:p>
      <text:p text:style-name="Text_20_body"/>
      <text:p text:style-name="Text_20_body"><text:span text:style-name="T41">CPU and GPU are called “compute devices”. </text:span>A <text:span text:style-name="T41">single </text:span>host regroups one or more <text:span text:style-name="T42">compute </text:span>devices and has its own memory. Each <text:span text:style-name="T42">compute </text:span>device is composed of one or more <text:span text:style-name="T41">cores also called “</text:span>compute units”. Each compute <text:span text:style-name="T42">unit</text:span> has its own memory <text:span text:style-name="T41">and</text:span> is divided in<text:span text:style-name="T35">to</text:span> one or more <text:span text:style-name="T43">single-instruction multiple-data (</text:span>SIMD<text:span text:style-name="T42">) threads or “processing elements”</text:span> <text:span text:style-name="T41">with</text:span> its own memory. \citep{Reference<text:span text:style-name="T57">4</text:span>}<text:span text:style-name="T38">\\</text:span></text:p>
      <text:p text:style-name="Text_20_body"/>
      <text:p text:style-name="Text_20_body"><text:tab/><text:tab/><text:tab/>insert ./Figures/plateform_model.png [<text:span text:style-name="T57">4</text:span>]</text:p>
      <text:p text:style-name="Heading"><text:bookmark-start text:name="__RefHeading__454_253619345"/>Memory model<text:bookmark-end text:name="__RefHeading__454_253619345"/></text:p>
      <text:p text:style-name="Text_20_body"/>
      <text:p text:style-name="Text_20_body">OpenCL defines 4 types of memory spaces within a <text:span text:style-name="T44">c</text:span>ompute <text:span text:style-name="T44">d</text:span>evice. A<text:span text:style-name="T45"> large high-latency “global” memory corresponding</text:span> to the device RAM. This is <text:span text:style-name="T46">a none cached memory </text:span><text:s/>where the data <text:span text:style-name="T47">is</text:span> stored and is available to all items. A <text:span text:style-name="T45">small low-latency read-only “constant” memory </text:span>which is cached<text:span text:style-name="T45">. </text:span>A <text:span text:style-name="T45">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text:span></text:p>
      <text:p text:style-name="Text_20_body"/>
      <text:p text:style-name="Text_20_body"><text:tab/><text:tab/><text:tab/>insert ./Figures/memory_model.png <text:span text:style-name="T57">[4</text:span>]</text:p>
      <text:p text:style-name="Text_20_body"/>
      <text:p text:style-name="Text_20_body"/>
      <text:p text:style-name="Text_20_body"><text:span text:style-name="T44">In conclusion, OpenCL provides a fairly easy way to write parallel code but t</text:span>o reach an optimal performance / memory access trade off programmers must choose carefully in <text:span text:style-name="T44">where to save their variables in</text:span> memory space<text:span text:style-name="T42">.</text:span></text:p>
      <text:p text:style-name="Heading"><text:bookmark-start text:name="__RefHeading__456_253619345"/>Global and local IDs<text:bookmark-end text:name="__RefHeading__456_253619345"/></text:p>
      <text:p text:style-name="Text_20_body"/>
      <text:p text:style-name="Text_20_body">Finally, at an even lower level, <text:span text:style-name="T48">work-</text:span>items are scheduled <text:span text:style-name="T48">in work – groups. T</text:span>his is the smallest unit of parallelism on a device. Individual <text:span text:style-name="T48">work-</text:span>items in a <text:span text:style-name="T48">work – group </text:span><text:s/>start together at the same program address, but they have their own address counter and register state and are therefore free to branch and execute independently. <text:span text:style-name="T40">\citep{Reference4}\\</text:span></text:p>
      <text:p text:style-name="Text_20_body"/>
      <text:p text:style-name="Text_20_body"/>
      <text:p text:style-name="Text_20_body"><text:soft-page-break/></text:p>
      <text:p text:style-name="Text_20_body"/>
      <text:p text:style-name="Text_20_body"><text:tab/><text:tab/><text:tab/>insert ./Figures/<text:span text:style-name="T88">id</text:span>.png [<text:span text:style-name="T57">4</text:span>]</text:p>
      <text:p text:style-name="Text_20_body"/>
      <text:p text:style-name="Text_20_body"><text:span text:style-name="T49">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49">Furthermore</text:span> <text:span text:style-name="T49">in GPUs</text:span>, registers are allocated to active threads only. <text:span text:style-name="T50">Once threads are complete, its resources are de - allocated. <text:s/>Thus no swapping of registers and state occurs between GPU threads. \citep{Reference4}\\</text:span></text:p>
      <text:p text:style-name="Text_20_body"/>
      <text:p text:style-name="Text_20_body"><text:span text:style-name="T4">As </text:span><text:span text:style-name="T7">can be deduced from</text:span><text:span text:style-name="T4"> this section </text:span><text:span text:style-name="T7">in </text:span><text:span text:style-name="T4">the </text:span><text:span text:style-name="T7">underlying </text:span><text:span text:style-name="T4">memory model, OpenCL is a fairly low-level API. </text:span><text:span text:style-name="T8">Moreover t</text:span><text:span text:style-name="T51">he programming language used</text:span> is a derivate of the C language based on C99. A language web developers will most likely be unfamiliar with. Khronos anticipated this and developed the web computing language (WebCL). </text:p>
      <text:h text:style-name="Heading_20_3" text:outline-level="3"><text:bookmark-start text:name="__RefHeading__116_1126209687"/><text:span text:style-name="T52">2.2.3 </text:span>– WebCL <text:bookmark-end text:name="__RefHeading__116_1126209687"/></text:h>
      <text:p text:style-name="Text_20_body"/>
      <text:p text:style-name="Text_20_body">WebGL and WebCL are JavaScript APIs over OpenGL and OpenCL's API. This allows web developers to <text:span text:style-name="T58">create application</text:span> in an environment they are used to. \\</text:p>
      <text:p text:style-name="Text_20_body"/>
      <text:p text:style-name="Text_20_body">In the first place, <text:span text:style-name="T53">OpenCL was developed because of web browser's increasing </text:span>need <text:span text:style-name="T47">for</text:span> <text:span text:style-name="T53">more </text:span>computational p<text:span text:style-name="T53">ower. A necessity which arose from heavy 3D graphics applications such as on-line games and augmented reality. However, OpenCL doesn’t provide any rendering capability, it only processes huge amounts of data. That is why OpenCL was designed for inter-operation with OpenGL. WebCL/WebGL interoperability builds on that available for OpenCL/OpenGL. WebCL provides a</text:span><text:span text:style-name="T8">n API for safely sharing </text:span><text:span text:style-name="T9">buffers with OpenCL. This buffer is</text:span><text:span text:style-name="T8"> inside the GPU </text:span><text:span text:style-name="T9">which </text:span><text:span text:style-name="T10">avoid</text:span><text:span text:style-name="T9">s </text:span><text:span text:style-name="T10">the back and forth copy of data when switching between OpenGL and OpenCL processes. </text:span><text:span text:style-name="T16">Further precision about the interoperability are discussed in this paper: </text:span><text:span text:style-name="T10">\citep{Reference</text:span><text:span text:style-name="T16">6</text:span><text:span text:style-name="T10">}.</text:span><text:span text:style-name="T11">\\</text:span></text:p>
      <text:p text:style-name="Text_20_body"/>
      <text:p text:style-name="Text_20_body"><text:span text:style-name="T11">G</text:span><text:span text:style-name="T4">PU computing is quite a new notion. But it is a fast evolving field of research. </text:span><text:span text:style-name="T12">Single GPU</text:span><text:span text:style-name="T13">s</text:span><text:span text:style-name="T12"> are not enough anymore, the trend is </text:span><text:span text:style-name="T13">moving towards</text:span><text:span text:style-name="T12"> GPU clusters.</text:span></text:p>
      <text:h text:style-name="Heading_20_3" text:outline-level="3"><text:bookmark-start text:name="__RefHeading__616_1067647718"/><text:span text:style-name="T14">2.</text:span><text:span text:style-name="T15">2.</text:span><text:span text:style-name="T14">4</text:span><text:span text:style-name="T4"> – GPU </text:span><text:span text:style-name="T12">cluster</text:span><text:span text:style-name="T13">s</text:span><text:bookmark-end text:name="__RefHeading__616_1067647718"/></text:h>
      <text:p text:style-name="Text_20_body"/>
      <text:p text:style-name="Text_20_body">Most OpenCL applications can utilize only devices of the hosting computer. <text:span text:style-name="T54">In order to run an application on a cluster, the program needs to be split to take advantage of all devices. </text:span>Virtual OpenCL (V<text:span text:style-name="T54">irtual</text:span>CL) <text:span text:style-name="T54">is a wrapper for OpenCL. It provides a platform where all the cluster devices </text:span><text:soft-page-break/><text:span text:style-name="T54">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text:span></text:p>
      <text:p text:style-name="Text_20_body"/>
      <text:p text:style-name="Text_20_body"><text:span text:style-name="T38">T</text:span>his first section dedicated to OpenCL introduced how web browsers intend to improve their computational capacities. The second section is on WebSockets. WebSockets is one of the major improvement of brought by HTML5.<text:span text:style-name="T59"> It provides a revolutionary communication way between client and server. </text:span>It is also probably the most resource consuming protocol of HTML5 and thus one <text:s text:c="2"/>of the reason<text:span text:style-name="T60">s</text:span> OpenCL and WebCL were developed.</text:p>
      <text:p text:style-name="P2">LINK</text:p>
      <text:h text:style-name="Heading_20_2" text:outline-level="2"><text:bookmark-start text:name="__RefHeading__3954_1270380922"/>2.2 – Scalability<text:bookmark-end text:name="__RefHeading__3954_1270380922"/></text:h>
      <text:p text:style-name="Text_20_body"/>
      <text:p text:style-name="Text_20_body">The growth of distributed computing has changed the way web application are designed and implemented. If compared with today standards, applications used to be <text:span text:style-name="T62">deployed</text:span> <text:span text:style-name="T64">so as to say</text:span><text:span text:style-name="T62"> </text:span>at prototype stage. <text:span text:style-name="T19">That is, </text:span><text:span text:style-name="T20">they were</text:span><text:span text:style-name="T4"> designe</text:span>d to work on a fixed number of servers and not able to ajust as the userbase grow<text:span text:style-name="T62">s</text:span>. <text:span text:style-name="T62">As the number of connections increases, the load on the servers rises and thus the latency grows. Ideally, an application should aim at a </text:span><text:span text:style-name="T64">stabil late</text:span><text:span text:style-name="T62">ncy, otherwise the application can missbehave.\\</text:span></text:p>
      <text:p text:style-name="P15">On the server side, when the nodes begin to be overloaded and struggle to service the client with reasonable response time.\\</text:p>
      <text:p text:style-name="Text_20_body"><text:span text:style-name="T87">Also, if the servers are overwhelmed they buffer the responses to the clients and then catch up later on . As a result, the clients can be flooded when the load goes down. The </text:span><text:span text:style-name="T64">sudden rush </text:span><text:span text:style-name="T62">of message can provoke an unexpected behavior from the servers and can even lead to disconnections.\\</text:span></text:p>
      <text:p text:style-name="Text_20_body">Nowadays, designing an application without scalability <text:span text:style-name="T72">and load balancing </text:span>in mind is unimaginable. <text:s text:c="2"/><text:span text:style-name="T65">Historically, the reaction to an overloaded the server has</text:span><text:span text:style-name="T72"> </text:span><text:span text:style-name="T65">always been to scale up.</text:span></text:p>
      <text:h text:style-name="Heading_20_3" text:outline-level="3"><text:bookmark-start text:name="__RefHeading__1691_1305298496"/><text:span text:style-name="T86">2.2.1</text:span> – Scaling up<text:bookmark-end text:name="__RefHeading__1691_1305298496"/></text:h>
      <text:p text:style-name="Text_20_body"/>
      <text:p text:style-name="Text_20_body">Scaling up or vertically basically means upgrading the infrastructure. Depending on the needs of the application, the pr<text:span text:style-name="T73">o</text:span>cessor, the memory ,the storage or the network connectivity can be improved.<text:span text:style-name="T74">\\</text:span></text:p>
      <text:p text:style-name="Text_20_body">Further performance can be gained by dividing tasks. I<text:span text:style-name="T63">t only requires </text:span>to identify the services <text:s/>running idenpendantly or the using message based communication. Those could then be relocated on different nodes.<text:span text:style-name="T74">\\</text:span></text:p>
      <text:p text:style-name="Text_20_body"/>
      <text:p text:style-name="Text_20_body"><text:soft-page-break/><text:span text:style-name="T75">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text:span><text:span text:style-name="T66">ready takes advantage o</text:span><text:span text:style-name="T75">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text:span></text:p>
      <text:p text:style-name="Text_20_body"/>
      <text:p text:style-name="Text_20_body">Moreover, scaling up neither answers availability nor uptime concerns. The system is monolithic and has a single point of failure. <text:span text:style-name="T87">Therefore </text:span>contemporary <text:span text:style-name="T87">also scale out to rely on parallel computing.\\</text:span></text:p>
      <text:p text:style-name="Text_20_body"/>
      <text:h text:style-name="Heading_20_3" text:outline-level="3"><text:bookmark-start text:name="__RefHeading__1693_1305298496"/><text:span text:style-name="T86">2.2.2</text:span> – Scal<text:span text:style-name="T76">ing </text:span>out<text:bookmark-end text:name="__RefHeading__1693_1305298496"/></text:h>
      <text:p text:style-name="Text_20_body"><text:tab/><text:tab/><text:tab/><text:tab/></text:p>
      <text:p text:style-name="Text_20_body">Scaling out or horizontally, answers most of the problems unsolved by scaling vertically. In a first approach lets ignore the software complexity. <text:s/><text:span text:style-name="T87">S</text:span>caling out offers almost unlimitted performance increase and at low cost! If the application is designed <text:span text:style-name="T87">to</text:span> be spread out on multiple nodes, the performance of an infrastructure can be doubled by simply using twice as much servers. Also it is fairly easy to add some redundant server to insure uptime. Plus, compared to scaling up, once the sofware is developped the costs are linear.<text:span text:style-name="T77">\\</text:span></text:p>
      <text:p text:style-name="Text_20_body">When scaling out, the infrastructure implementation is not as much a problem as the code implementation. The expenses are shifted from hardware to developpment costs.\\</text:p>
      <text:p text:style-name="Text_20_body">Code implementation</text:p>
      <text:p text:style-name="Text_20_body">Developping a parallel code is quite complicated and all applications can not be parallized. In 1967 Gene M. Amdhal defined the so called Amdahl's law which <text:span text:style-name="T90">is </text:span>still <text:span text:style-name="T90">used </text:span>today <text:span text:style-name="T90">to </text:span>define the maximum <text:span text:style-name="T90">to expect when parallelizing a code </text:span>\citep{Reference<text:span text:style-name="T90">10</text:span>}. \\</text:p>
      <text:p text:style-name="Text_20_body">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text:p>
      <text:p text:style-name="Text_20_body"><text:span text:style-name="T78">Assuming</text:span> P is the portion of a program that can be parallelized and 1 - P <text:s/>is the portion that remains serial, then the maximum speedup that can be achieved using N processors is: </text:p>
      <text:p text:style-name="Text_20_body"/>
      <text:p text:style-name="Text_20_body"><text:tab/><text:span text:style-name="T78">Speedup = 1/ [ (1-P) +P/N ]</text:span></text:p>
      <text:p text:style-name="Text_20_body"/>
      <text:p text:style-name="Text_20_body">If 70% of the program can be run in parallel (P = 0.7) the maximum expected speedup with 4 processors would be: </text:p>
      <text:p text:style-name="Text_20_body"><text:soft-page-break/></text:p>
      <text:p text:style-name="Text_20_body"><text:tab/><text:span text:style-name="T79">Speedup = 1/[ (1-0.7) + 0.7/4 ] = 2.105</text:span></text:p>
      <text:p text:style-name="Text_20_body"/>
      <text:p text:style-name="Text_20_body">When the N tends to infinity, P/N tends to zero. As a result when the number of processors reach a certain point, the speed up will be 1/(1 -P).</text:p>
      <text:p text:style-name="Text_20_body"/>
      <text:p text:style-name="Text_20_body"><text:tab/>Speedup = 1/ (1-0.7) = 3.33 </text:p>
      <text:p text:style-name="Text_20_body"/>
      <text:p text:style-name="Text_20_body"><text:span text:style-name="T63">CHANGE NUMBER</text:span> <text:span text:style-name="T63"><text:s/>add N → oo</text:span></text:p>
      <text:p text:style-name="Text_20_body"/>
      <text:p text:style-name="Text_20_body"><text:span text:style-name="T80">Nathan </text:span><text:span text:style-name="T67">T. Hayes's pa</text:span><text:span text:style-name="T80">per for Sunfish Studio \citep{Reference8} studies the how parallel computing can profit the motion picture industrie. The following chart present the maximum speedup which can be expected from an application in function of the pourcentage of parallel code in the programme.\</text:span></text:p>
      <text:p text:style-name="Text_20_body"/>
      <text:p text:style-name="Text_20_body"><text:tab/><text:tab/><text:tab/><text:tab/><text:span text:style-name="T17">insert ./Figures/</text:span><text:span text:style-name="T4">amdhal</text:span><text:span text:style-name="T17">.png [</text:span><text:span text:style-name="T21">8</text:span><text:span text:style-name="T17">]</text:span></text:p>
      <text:p text:style-name="Text_20_body"/>
      <text:p text:style-name="Text_20_body">However, Amdahl's law is based on assumption which are hardly verified in pratique. Following are <text:s/>sumed up reasons not to give to much importance to Amdahl's law \citep{Reference<text:span text:style-name="T90">34</text:span>}</text:p>
      <text:p text:style-name="Text_20_body">- The number of thread is not always always equivalent to the number of processors.</text:p>
      <text:p text:style-name="Text_20_body">- The parallel portion does not have <text:span text:style-name="T81">a </text:span>perfect speedup. Computation power is <text:span text:style-name="T81">used for communication between processus. Also some ressources like caches and bandwidth have to be shared across all the processors.</text:span></text:p>
      <text:p text:style-name="Text_20_body">- <text:span text:style-name="T81">Allocating, delocating and switching threads introduce overhead, overhead growing linearly with the number of thread.</text:span></text:p>
      <text:p text:style-name="Text_20_body">- <text:span text:style-name="T82">Even an optimized code will not have perfectly synchronised threads, at some point some processus will have to wait for others to finish.<text:tab/></text:span></text:p>
      <text:p text:style-name="Text_20_body"/>
      <text:p text:style-name="Text_20_body">Amdahl's law has long been used as an argument against massively parallel processing. In 1988 Gustafson law <text:span text:style-name="T83">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text:span></text:p>
      <text:p text:style-name="Text_20_body">However later studies tends to contest the legimity of both laws. Yuan Shi's paper \citep{Reference<text:span text:style-name="T89">9</text:span>} even proves both theory are but two different interpretations of the same law. <text:soft-page-break/>He conclude<text:span text:style-name="T82">s</text:span> his study by saying these laws are too minimalist and what computer scientist really need is a practical engineering tool that can help the community to identify performance critical factors.<text:span text:style-name="T84">\\</text:span></text:p>
      <text:p text:style-name="Text_20_body">Infrastructure implementation</text:p>
      <text:p text:style-name="Text_20_body"/>
      <text:p text:style-name="Text_20_body"><text:span text:style-name="T63">Figures x </text:span>, shows <text:span text:style-name="T85">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text:span><text:span text:style-name="T68">m</text:span><text:span text:style-name="T69">u</text:span><text:span text:style-name="T68">st command </text:span><text:span text:style-name="T85">these servers. This server also called load balancer is in charge of distributing the work between the worker and completely hides the complexity to the user. </text:span></text:p>
      <text:p text:style-name="Text_20_body"/>
      <text:p text:style-name="Text_20_body"><text:span text:style-name="T17"><text:tab/><text:tab/><text:tab/><text:tab/>insert ./Figures/</text:span><text:span text:style-name="T18">scaling_out</text:span><text:span text:style-name="T17">.png [1]</text:span></text:p>
      <text:h text:style-name="Heading_20_3" text:outline-level="3"><text:bookmark-start text:name="__RefHeading__1695_1305298496"/><text:span text:style-name="T91">2.2.3 </text:span>Load balancing <text:bookmark-end text:name="__RefHeading__1695_1305298496"/></text:h>
      <text:p text:style-name="Text_20_body"/>
      <text:p text:style-name="P16">Once the system is spread across a cluster, the final step to distribute the application is to plan how requests are dispatched across the available ressources.</text:p>
      <text:p text:style-name="Text_20_body"/>
      <text:h text:style-name="Heading_20_1" text:outline-level="1"><text:bookmark-start text:name="__RefHeading__1377_1621941796"/>3 – Design and implementation<text:bookmark-end text:name="__RefHeading__1377_1621941796"/></text:h>
      <text:p text:style-name="Text_20_body"/>
      <text:p text:style-name="P8">Current research around WebSocket are centered on distributed computing. Either on CPUs architecture, GPUs architecture or heterogeneous architecture. <text:span text:style-name="T128">For the time being, clustering WebSocket servers is rather difficult and reserved to researcher or specialized companies. Actually in Node.js, there is hardly any library to simply and efficiently implement a multi-core server. </text:span></text:p>
      <text:p text:style-name="P10">Node.js <text:span text:style-name="T131">single thread nature is a double edge sword. On one side it will allow more concurrent connections to be established but it also means special attention needs to be given to run the code on all the servers cores. SocketCluster is brand new real-time engine aiming exactly at that. </text:span></text:p>
      <text:p text:style-name="P19">At this point of my thesis I had to make a choice between either the theoretical study of WebSocket clusters or the benchmarking of SocketCluster. After contacting Jonathan Gros-Dubois, the creator of SocketCluster, I made up my mind for the latter. Indeed, <text:span text:style-name="T128">SocketCluster being under development the tests carried out so far are rather sparse. </text:span></text:p>
      <text:p text:style-name="P17"/>
      <text:p text:style-name="Heading">SocketCluster</text:p>
      <text:p text:style-name="Text_20_body"/>
      <text:p text:style-name="P28"><text:soft-page-break/>As described on the github project <text:s/>\citep{Reference38}, SocketCluster is a fast, highly scalable HTTP and WebSocket server. It facilitates the creation of multi-process realtime application that make use of all CPU cores on a machine/instance. Therefore removing the limitations of having to run a Node.js server as a single thread.</text:p>
      <text:p text:style-name="P18">SocketCluster<text:span text:style-name="T133">'s</text:span> focus is on vertical scaling. If N is the number of cores available on the server, then SocketCluster is N time than any comparable single-threaded WebSocket server. Under the hood, the application deploys itself <text:span text:style-name="T132">on all available cores </text:span>as a cluster of process. <text:span text:style-name="T133">The process can be grouped in three categories: stores, workers and load balancers. </text:span></text:p>
      <text:p text:style-name="P20">The experiments carried out in the next chapter aim at establishing a ratio rule depending on the number of clients connected and the type of messages they send.</text:p>
      <text:p text:style-name="Heading">U-limit</text:p>
      <text:p text:style-name="Text_20_body"/>
      <text:p text:style-name="P21">My first experiments with WebSockets were far from satisfactory. <text:span text:style-name="T135">Past at total 512 communication, new sockets were inexplicably crashing. This comes from a system limit set up on linux operating systems. By default the maximum number of file that can be sent over tcp is 1024.\\</text:span></text:p>
      <text:p text:style-name="P22">Fortunately, this limit can easily be increased by appending this line: <text:span text:style-name="T135">\textit{ubuntu soft nofile </text:span>number_of_file<text:span text:style-name="T135">} </text:span>in <text:span text:style-name="T135">/etc/security/</text:span>limits.conf.\\</text:p>
      <text:p text:style-name="P22"/>
      <text:p text:style-name="Heading">C 10K Problem</text:p>
      <text:p text:style-name="Text_20_body"/>
      <text:p text:style-name="P22">The C<text:span text:style-name="T135"> </text:span>10K is a challenge issued in 1999 by Dan Kege<text:span text:style-name="T136">l it consist in reaching 10 000 concurent client connections. Engineers solved this problem by fixing operating systems kernel and creating new single threaded programming languages like Node.js. Today's objective is rather to achieve 10 000 000 concurrent connections like mentioned in the exellent article in highscalability.com \citep{Reference39}. Such amount of connections is beyond the scope of this thesis, but apparently the solution to improve the number of connections is to move heavy lifting from the kernel to the application itself.</text:span></text:p>
      <text:p text:style-name="P20"/>
      <text:p text:style-name="P30">Monitoring tool</text:p>
      <text:p text:style-name="Text_20_body"/>
      <text:p text:style-name="P20">Generally monitoring tools are recording the average CPU usage. Some can be configured to record <text:s/>processor usage on each cores. But ideally our experiment would require to record the processor usage for each threads. </text:p>
      <text:p text:style-name="P20">For this purpose and to have more control over the data, I choose not to use an out of the box tool. I am using <text:span text:style-name="T134">top's batch mode to output the processor usage in a file. After what I am doing some bash </text:span><text:soft-page-break/><text:span text:style-name="T134">operation to formate the data properly. And finally I am plotting the graphs with gnuplot.</text:span></text:p>
      <text:p text:style-name="P20"/>
      <text:p text:style-name="P20"/>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17T17:46:15.133750818</meta:creation-date>
    <dc:date>2014-07-27T22:49:57.024105089</dc:date>
    <dc:creator>gabriel </dc:creator>
    <meta:editing-duration>P5DT1H39M37S</meta:editing-duration>
    <meta:editing-cycles>21</meta:editing-cycles>
    <meta:generator>LibreOffice/4.2.4.2$Linux_X86_64 LibreOffice_project/420m0$Build-2</meta:generator>
    <meta:document-statistic meta:table-count="0" meta:image-count="0" meta:object-count="0" meta:page-count="17" meta:paragraph-count="208" meta:word-count="5342" meta:character-count="34568" meta:non-whitespace-character-count="29261"/>
  </office:meta>
</office:document-meta>
</file>